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ea74" officeooo:paragraph-rsid="0002ea74" style:font-weight-asian="bold" style:font-weight-complex="bold"/>
    </style:style>
    <style:style style:name="P2" style:family="paragraph" style:parent-style-name="Standard">
      <style:text-properties fo:font-weight="bold" officeooo:rsid="0007ae89" officeooo:paragraph-rsid="0007ae89" style:font-weight-asian="bold" style:font-weight-complex="bold"/>
    </style:style>
    <style:style style:name="P3" style:family="paragraph" style:parent-style-name="Standard" style:list-style-name="L3">
      <style:text-properties fo:font-weight="bold" officeooo:rsid="0018aa2d" officeooo:paragraph-rsid="0018aa2d" style:font-weight-asian="bold" style:font-weight-complex="bold"/>
    </style:style>
    <style:style style:name="P4" style:family="paragraph" style:parent-style-name="Standard">
      <style:text-properties fo:font-weight="bold" officeooo:rsid="0018aa2d" officeooo:paragraph-rsid="0018aa2d" style:font-weight-asian="bold" style:font-weight-complex="bold"/>
    </style:style>
    <style:style style:name="P5" style:family="paragraph" style:parent-style-name="Standard">
      <style:text-properties fo:font-weight="bold" officeooo:rsid="001c0332" officeooo:paragraph-rsid="001c0332" style:font-weight-asian="bold" style:font-weight-complex="bold"/>
    </style:style>
    <style:style style:name="P6" style:family="paragraph" style:parent-style-name="Standard">
      <style:text-properties fo:font-weight="bold" officeooo:rsid="001dbb67" officeooo:paragraph-rsid="001dbb67" style:font-weight-asian="bold" style:font-weight-complex="bold"/>
    </style:style>
    <style:style style:name="P7" style:family="paragraph" style:parent-style-name="Standard">
      <style:text-properties fo:font-weight="bold" officeooo:rsid="001df1ac" officeooo:paragraph-rsid="001df1ac" style:font-weight-asian="bold" style:font-weight-complex="bold"/>
    </style:style>
    <style:style style:name="P8" style:family="paragraph" style:parent-style-name="Standard">
      <style:text-properties fo:font-weight="normal" officeooo:rsid="0002ea74" officeooo:paragraph-rsid="0002ea74" style:font-weight-asian="normal" style:font-weight-complex="normal"/>
    </style:style>
    <style:style style:name="P9" style:family="paragraph" style:parent-style-name="Standard">
      <style:text-properties fo:font-weight="normal" officeooo:rsid="0007ae89" officeooo:paragraph-rsid="0007ae89" style:font-weight-asian="normal" style:font-weight-complex="normal"/>
    </style:style>
    <style:style style:name="P10" style:family="paragraph" style:parent-style-name="Standard">
      <style:text-properties fo:font-weight="normal" officeooo:rsid="00081758" officeooo:paragraph-rsid="00081758" style:font-weight-asian="normal" style:font-weight-complex="normal"/>
    </style:style>
    <style:style style:name="P11" style:family="paragraph" style:parent-style-name="Standard">
      <style:text-properties fo:font-weight="normal" officeooo:rsid="0009dc24" officeooo:paragraph-rsid="0009dc24" style:font-weight-asian="normal" style:font-weight-complex="normal"/>
    </style:style>
    <style:style style:name="P12" style:family="paragraph" style:parent-style-name="Standard">
      <style:text-properties fo:font-weight="normal" officeooo:rsid="000ba5fe" officeooo:paragraph-rsid="000ba5fe" style:font-weight-asian="normal" style:font-weight-complex="normal"/>
    </style:style>
    <style:style style:name="P13" style:family="paragraph" style:parent-style-name="Standard">
      <style:text-properties fo:font-weight="normal" officeooo:rsid="000cf423" officeooo:paragraph-rsid="000cf423" style:font-weight-asian="normal" style:font-weight-complex="normal"/>
    </style:style>
    <style:style style:name="P14" style:family="paragraph" style:parent-style-name="Standard">
      <style:text-properties fo:font-weight="normal" officeooo:rsid="000ed659" officeooo:paragraph-rsid="000ed659" style:font-weight-asian="normal" style:font-weight-complex="normal"/>
    </style:style>
    <style:style style:name="P15" style:family="paragraph" style:parent-style-name="Standard" style:list-style-name="L1">
      <style:text-properties officeooo:paragraph-rsid="0002ea74"/>
    </style:style>
    <style:style style:name="P16" style:family="paragraph" style:parent-style-name="Standard">
      <style:text-properties officeooo:rsid="00036466" officeooo:paragraph-rsid="00036466"/>
    </style:style>
    <style:style style:name="P17" style:family="paragraph" style:parent-style-name="Standard" style:list-style-name="L2">
      <style:text-properties officeooo:rsid="00036466" officeooo:paragraph-rsid="00036466"/>
    </style:style>
    <style:style style:name="P18" style:family="paragraph" style:parent-style-name="Standard">
      <style:text-properties officeooo:rsid="0005261d" officeooo:paragraph-rsid="00068dad"/>
    </style:style>
    <style:style style:name="P19" style:family="paragraph" style:parent-style-name="Standard">
      <style:text-properties officeooo:rsid="0007ae89" officeooo:paragraph-rsid="0007ae89"/>
    </style:style>
    <style:style style:name="P20" style:family="paragraph" style:parent-style-name="Standard">
      <style:text-properties fo:color="#000000" fo:font-weight="normal" officeooo:rsid="0010bb3e" officeooo:paragraph-rsid="0010bb3e" style:font-weight-asian="normal" style:font-weight-complex="normal"/>
    </style:style>
    <style:style style:name="P21" style:family="paragraph" style:parent-style-name="Standard">
      <style:text-properties fo:color="#000000" fo:font-weight="bold" officeooo:rsid="00126288" officeooo:paragraph-rsid="00126288" style:font-weight-asian="bold" style:font-weight-complex="bold"/>
    </style:style>
    <style:style style:name="P22" style:family="paragraph" style:parent-style-name="Standard">
      <style:text-properties fo:color="#000000" fo:font-weight="bold" officeooo:rsid="0013f539" officeooo:paragraph-rsid="0013f539" style:font-weight-asian="bold" style:font-weight-complex="bold"/>
    </style:style>
    <style:style style:name="P23" style:family="paragraph" style:parent-style-name="Standard">
      <style:text-properties fo:color="#000000" fo:font-weight="bold" officeooo:rsid="0018aa2d" officeooo:paragraph-rsid="0018aa2d" style:font-weight-asian="bold" style:font-weight-complex="bold"/>
    </style:style>
    <style:style style:name="P24" style:family="paragraph" style:parent-style-name="Standard" style:list-style-name="L3">
      <style:text-properties fo:color="#000000" fo:font-weight="bold" officeooo:rsid="0018aa2d" officeooo:paragraph-rsid="0018aa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ea74" style:font-weight-asian="normal" style:font-weight-complex="normal"/>
    </style:style>
    <style:style style:name="T3" style:family="text">
      <style:text-properties fo:font-weight="normal" officeooo:rsid="0005aa0a" style:font-weight-asian="normal" style:font-weight-complex="normal"/>
    </style:style>
    <style:style style:name="T4" style:family="text">
      <style:text-properties fo:font-weight="normal" officeooo:rsid="0012cf08" style:font-weight-asian="normal" style:font-weight-complex="normal"/>
    </style:style>
    <style:style style:name="T5" style:family="text">
      <style:text-properties fo:font-weight="normal" officeooo:rsid="0013f539" style:font-weight-asian="normal" style:font-weight-complex="normal"/>
    </style:style>
    <style:style style:name="T6" style:family="text">
      <style:text-properties fo:font-weight="normal" officeooo:rsid="0015888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da4b" style:font-weight-asian="bold" style:font-weight-complex="bold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officeooo:rsid="00158881"/>
    </style:style>
    <style:style style:name="T11" style:family="text">
      <style:text-properties fo:color="#000000"/>
    </style:style>
    <style:style style:name="T12" style:family="text">
      <style:text-properties fo:color="#0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tion Exercise – 12.11.2018</text:p>
      <text:p text:style-name="P1"/>
      <text:p text:style-name="P8">Scikit → Does not work with strings! Need to turn them into numbers first. </text:p>
      <text:p text:style-name="P8">All scitkit-learn functions work in the same manner:</text:p>
      <text:list xml:id="list8213040124573315006" text:style-name="L1">
        <text:list-item>
          <text:p text:style-name="P15"><text:span text:style-name="T2">Fit function</text:span></text:p>
        </text:list-item>
        <text:list-item>
          <text:p text:style-name="P15"><text:span text:style-name="T2">Predict function</text:span></text:p>
        </text:list-item>
      </text:list>
      <text:p text:style-name="P16"><text:span text:style-name="T2">N</text:span><text:span text:style-name="T1">eed to split training set into:</text:span></text:p>
      <text:list xml:id="list7854971311776671228" text:style-name="L2">
        <text:list-item>
          <text:p text:style-name="P17"><text:span text:style-name="T1">Training set</text:span></text:p>
        </text:list-item>
        <text:list-item>
          <text:p text:style-name="P17"><text:span text:style-name="T1">Test set</text:span></text:p>
        </text:list-item>
      </text:list>
      <text:p text:style-name="P16"><text:span text:style-name="T1"/></text:p>
      <text:p text:style-name="P16"><text:span text:style-name="T1">train_test_split: used to partition the dataset</text:span></text:p>
      <text:p text:style-name="P16"><text:span text:style-name="T1"/></text:p>
      <text:p text:style-name="P16"><text:span text:style-name="T1">random_state: select randomly which records go into the training and test partition. </text:span></text:p>
      <text:p text:style-name="P18"><text:span text:style-name="T3">s</text:span><text:span text:style-name="T1">tratify: same amount of samples per class. </text:span><text:span text:style-name="T3">Both in training and test dataset same sampling!</text:span></text:p>
      <text:p text:style-name="P18"><text:span text:style-name="T3">(ex: 1/3, 1/3, 1/3). </text:span></text:p>
      <text:p text:style-name="P19"><text:span text:style-name="T3">[</text:span><text:span text:style-name="T1">Want to maintain balancing among classes and training-test]. </text:span></text:p>
      <text:p text:style-name="P19"><text:span text:style-name="T1"/></text:p>
      <text:p text:style-name="P2">Decision Trees</text:p>
      <text:p text:style-name="P9">Different splitting criteria possible. </text:p>
      <text:p text:style-name="P10">Max_depth: Identify a leaf as a node when a certain amount of records is used.</text:p>
      <text:p text:style-name="P10"><text:span text:style-name="T7">Too deep: </text:span>Very complex, overfitting tree (too specialized tree) if going too deep over the training dataset provided. </text:p>
      <text:p text:style-name="P10"/>
      <text:p text:style-name="P10">Feature importance: impact of a certain feature for classification purposes. </text:p>
      <text:p text:style-name="P11">NB: Avoid overfitting!!</text:p>
      <text:p text:style-name="P12">Too big tree→ max_depth → Cut visualization! [Grey = Continue..]</text:p>
      <text:p text:style-name="P12"/>
      <text:p text:style-name="P13"><text:span text:style-name="T7">Visualization </text:span>of tree. Identify main characteristics to records belonging to different classes. Split according to different criteria in the tree &amp; visualize feature importance. </text:p>
      <text:p text:style-name="P13"/>
      <text:p text:style-name="P13">Prediction can be compared with the real value to obtain the accuracy, F1 score, etc…</text:p>
      <text:p text:style-name="P13"/>
      <text:p text:style-name="P13">If Performance on training dataset &gt; performance on test dataset.</text:p>
      <text:p text:style-name="P13">→ Your model is overfitting!</text:p>
      <text:p text:style-name="P13"/>
      <text:p text:style-name="P14">Use your model (predict) both on <text:span text:style-name="T9">TRAINING AND TEST DATASET!</text:span></text:p>
      <text:p text:style-name="P14"><text:span text:style-name="T9"/></text:p>
      <text:p text:style-name="P20"><text:span text:style-name="T8">Avoid </text:span><text:span text:style-name="T7">Bias</text:span>: tune the parameters. </text:p>
      <text:p text:style-name="P20"/>
      <text:p text:style-name="P20"/>
      <text:p text:style-name="P21">Cross validation: <text:span text:style-name="T1">Accuracy of different decision trees is compared ( you can pick the evaluation measure you prefer). </text:span><text:span text:style-name="T4">Avoid unstable model accuracy. </text:span></text:p>
      <text:p text:style-name="P21"><text:span text:style-name="T5"/></text:p>
      <text:p text:style-name="P22"><text:span text:style-name="T10">Hyperparameters tuning:</text:span><text:span text:style-name="T6"> </text:span><text:span text:style-name="T1">param_grid. Pass parameters you desire, then let . Exponential parameters’ probing is avoided by making use of a randomizedSearch (greedy search).</text:span></text:p>
      <text:p text:style-name="P22"><text:span text:style-name="T1"/></text:p>
      <text:p text:style-name="P23"><text:span text:style-name="T1">Steps you need to perform.</text:span></text:p>
      <text:p text:style-name="P23"><text:span text:style-name="T1"/></text:p>
      <text:list xml:id="list6495697642025756924" text:style-name="L3">
        <text:list-item>
          <text:p text:style-name="P24"><text:span text:style-name="T1">Do not use test dataset for validation (DON’T USE IT)</text:span></text:p>
        </text:list-item>
        <text:list-item>
          <text:p text:style-name="P24"><text:span text:style-name="T1">Work only on the training dataset, splitting it 70-30, yet keep it stratified</text:span></text:p>
        </text:list-item>
        <text:list-item>
          <text:p text:style-name="P24"><text:span text:style-name="T1">Build model</text:span></text:p>
        </text:list-item>
        <text:list-item>
          <text:p text:style-name="P24"><text:span text:style-name="T1">Check functioning by computing accuracy / </text:span></text:p>
        </text:list-item>
        <text:list-item>
          <text:p text:style-name="P24"><text:soft-page-break/><text:span text:style-name="T1">Check a cross-validation</text:span></text:p>
        </text:list-item>
        <text:list-item>
          <text:p text:style-name="P24"><text:span text:style-name="T1">Parameter tuning</text:span></text:p>
        </text:list-item>
        <text:list-item>
          <text:p text:style-name="P3"><text:span text:style-name="T12">Repeat until you find a good model, and use this model to predict values in the TEST dataset [Upload result on Kaggle]</text:span></text:p>
        </text:list-item>
      </text:list>
      <text:p text:style-name="P4"><text:span text:style-name="T12"/></text:p>
      <text:p text:style-name="P5"><text:span text:style-name="T12">Random Forest:</text:span></text:p>
      <text:p text:style-name="P5"><text:span text:style-name="T12"/></text:p>
      <text:p text:style-name="P5"><text:span text:style-name="T12">Used to avoid overfitting.</text:span></text:p>
      <text:p text:style-name="P6"><text:span text:style-name="T12">n_estimators = 100 trees.</text:span></text:p>
      <text:p text:style-name="P6"><text:span text:style-name="T12"/></text:p>
      <text:p text:style-name="P6"><text:span text:style-name="T12"/></text:p>
      <text:p text:style-name="P6"><text:span text:style-name="T11">KNN</text:span><text:span text:style-name="T12"> K-Nearest Neighbors</text:span></text:p>
      <text:p text:style-name="P6"><text:span text:style-name="T12"/></text:p>
      <text:p text:style-name="P7"><text:span text:style-name="T12">Learn how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09:57.631319014</meta:creation-date>
    <dc:date>2018-11-12T14:53:34.850391417</dc:date>
    <meta:editing-duration>PT43M28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49" meta:character-count="2214" meta:non-whitespace-character-count="1905"/>
  </office:meta>
</office:document-meta>
</file>